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721081644479993099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87885253775836242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183759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2T14:59:49.25</dc:date>
    <dc:creator>James Lombardi</dc:creator>
    <meta:editing-duration>P2DT10H42M59S</meta:editing-duration>
    <meta:editing-cycles>207</meta:editing-cycles>
    <meta:generator>OpenOffice/4.1.2$Win32 OpenOffice.org_project/412m3$Build-9782</meta:generator>
    <meta:document-statistic meta:table-count="0" meta:image-count="0" meta:object-count="0" meta:page-count="12" meta:paragraph-count="266" meta:word-count="4171" meta:character-count="19938"/>
  </office:meta>
</office:document-meta>
</file>